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43c6" officeooo:paragraph-rsid="001743c6"/>
    </style:style>
    <style:style style:name="P2" style:family="paragraph" style:parent-style-name="Standard">
      <style:text-properties officeooo:rsid="001743c6" officeooo:paragraph-rsid="001d74d7"/>
    </style:style>
    <style:style style:name="P3" style:family="paragraph" style:parent-style-name="Standard">
      <style:text-properties officeooo:rsid="00194e1c" officeooo:paragraph-rsid="00194e1c"/>
    </style:style>
    <style:style style:name="P4" style:family="paragraph" style:parent-style-name="Standard">
      <style:text-properties fo:font-weight="bold" officeooo:rsid="00194e1c" officeooo:paragraph-rsid="00194e1c" style:font-weight-asian="bold" style:font-weight-complex="bold"/>
    </style:style>
    <style:style style:name="P5" style:family="paragraph" style:parent-style-name="Standard">
      <style:text-properties fo:font-weight="bold" officeooo:rsid="001755c1" officeooo:paragraph-rsid="001755c1" style:font-weight-asian="bold" style:font-weight-complex="bold"/>
    </style:style>
    <style:style style:name="P6" style:family="paragraph" style:parent-style-name="Standard">
      <style:text-properties fo:font-weight="normal" officeooo:rsid="001743c6" officeooo:paragraph-rsid="00194e1c" style:font-weight-asian="normal" style:font-weight-complex="normal"/>
    </style:style>
    <style:style style:name="P7" style:family="paragraph" style:parent-style-name="Standard">
      <style:text-properties fo:font-weight="normal" officeooo:rsid="00194e1c" officeooo:paragraph-rsid="00194e1c" style:font-weight-asian="normal" style:font-weight-complex="normal"/>
    </style:style>
    <style:style style:name="P8" style:family="paragraph" style:parent-style-name="Standard">
      <style:text-properties officeooo:rsid="001bae1f" officeooo:paragraph-rsid="001bae1f"/>
    </style:style>
    <style:style style:name="P9" style:family="paragraph" style:parent-style-name="Standard">
      <style:text-properties officeooo:rsid="001d74d7" officeooo:paragraph-rsid="001d74d7"/>
    </style:style>
    <style:style style:name="T1" style:family="text">
      <style:text-properties officeooo:rsid="0019d288"/>
    </style:style>
    <style:style style:name="T2" style:family="text">
      <style:text-properties officeooo:rsid="001bae1f"/>
    </style:style>
    <style:style style:name="T3" style:family="text">
      <style:text-properties officeooo:rsid="001d74d7"/>
    </style:style>
    <style:style style:name="T4" style:family="text">
      <style:text-properties officeooo:rsid="001d971d"/>
    </style:style>
    <style:style style:name="T5" style:family="text">
      <style:text-properties officeooo:rsid="001dbd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4">Introduction to Open Psi Lab</text:p>
      <text:p text:style-name="P3"/>
      <text:p text:style-name="P3">Hello everyone,</text:p>
      <text:p text:style-name="P3"/>
      <text:p text:style-name="P3">Thank you so much for your interest in Open Psi Lab. <text:s/>In this video we are going to provide a very brief overview of the software, it's purpose, and the functionality that it currently provides. <text:s/>As we do so, please keep in mind that Open Psi Lab is open source software. <text:s/>That means that not only is the software provided to you <text:span text:style-name="T1">for free</text:span>, but the computer source code used to build the program is also provided, free of charge for everyone. <text:s/>It is our hope that you<text:span text:style-name="T1"> will</text:span> find this software useful and beneficial<text:span text:style-name="T1">,</text:span> and that others may choose to build upon <text:span text:style-name="T2">this</text:span> work <text:span text:style-name="T1">in the future.</text:span></text:p>
      <text:p text:style-name="P3"/>
      <text:p text:style-name="P3">When it comes to the subject of <text:span text:style-name="T4">psi</text:span> functioning, over the last century <text:span text:style-name="T1">many researchers have performed many experiments </text:span>to investigate psi phenomena. <text:s/>However, when reviewing that research literature, one soon discovers that different research projects have yielded widely differing results. <text:s/>So, much of the time, it can be difficult to draw definitive conclusions.</text:p>
      <text:p text:style-name="P3"/>
      <text:p text:style-name="P3">Ultimately, one's own personal experience is usually the most persuasive. <text:s/>However, being the fallible humans that we all are, we must always be on guard that <text:span text:style-name="T1">we </text:span>are not being <text:span text:style-name="T1">misled</text:span> by our <text:span text:style-name="T1">own </text:span>desire for something to be true. <text:s/>To prevent that, we mus<text:span text:style-name="T2">t</text:span> conduct experiments that are firmly grounded in the Scientific Method so that we may be assured that our conclusions are based on objective <text:span text:style-name="T1">observations</text:span> and not on our own subjective desires.</text:p>
      <text:p text:style-name="Standard"/>
      <text:p text:style-name="P8">Demo</text:p>
      <text:p text:style-name="P8"/>
      <text:p text:style-name="P8">Hello everyone,</text:p>
      <text:p text:style-name="P8"/>
      <text:p text:style-name="P8">In this lecture we are going to download and install Open Psi Lab.</text:p>
      <text:p text:style-name="P8"/>
      <text:p text:style-name="P8">First go to the git hub </text:p>
      <text:p text:style-name="Standard"/>
      <text:p text:style-name="P4">Install</text:p>
      <text:p text:style-name="P3"/>
      <text:p text:style-name="P3">Hello everyone,</text:p>
      <text:p text:style-name="P3"/>
      <text:p text:style-name="P3">In this lecture we are going to download and setup Open Psi Lab.</text:p>
      <text:p text:style-name="Standard"/>
      <text:p text:style-name="P4">Setup</text:p>
      <text:p text:style-name="P4"/>
      <text:p text:style-name="P6">Hello everyone,</text:p>
      <text:p text:style-name="P6"/>
      <text:p text:style-name="P7">In this lecture we are going to </text:p>
      <text:p text:style-name="P4"/>
      <text:p text:style-name="P5">First Launch After Setup</text:p>
      <text:p text:style-name="Standard"/>
      <text:p text:style-name="P1">Hello everyone,</text:p>
      <text:p text:style-name="P1"/>
      <text:p text:style-name="P1"><text:soft-page-break/>In this lecture we are going to learn how to use Open Psi Lab. <text:s/>When you first launch Open Psi Lab, the main window will display the current space weather, which is the geomagnetic activity created in the Earth's atmosphere when incoming energy from the Sun interacts with the Earth's magnetic field. <text:s/>During times of increased solar activity, for instance when a sun spot ejects energy that has recently hit the Earth, or is projected to hit the Earth in the next few days, you will see indications of this activity on the Space Weather Chart<text:span text:style-name="T3">s</text:span>. <text:s/></text:p>
      <text:p text:style-name="P1"/>
      <text:p text:style-name="P2"><text:span text:style-name="T3">These</text:span> chart<text:span text:style-name="T3">s are </text:span>provided so that you can plan your <text:span text:style-name="T4">psi experiments</text:span> at times when the magnetic activity is low. <text:s/>There has been research <text:span text:style-name="T5">which</text:span> indicates that <text:span text:style-name="T4">periods of low geomagnetic activity are the best time to conduct psi experiments. <text:s/>This is because research indicates that psi</text:span> abilities can be reduced during times of high magnetic activity. <text:s/>However, there are differing opinions and research which also indicates that this may not be the case, so we'll leave it up to you to discover whether this has any effect on your psi sessions. <text:s/></text:p>
      <text:p text:style-name="P2"/>
      <text:p text:style-name="P2">If you would like more information about this topic, or if you would like to see what other magnetic weather related data the <text:s/>National Oceanographic and Atmospheric Administration provides, please refer to the web page links at the bottom of the page.</text:p>
      <text:p text:style-name="P1"/>
      <text:p text:style-name="P9">The first group of charts provide measurements of geomagnetic activity over the last two days. <text:s/>The important part to </text:p>
      <text:p text:style-name="P1"/>
      <text:p text:style-name="P1">Notice that running down the middle of the chart is a red line which indicates the time right now. <text:s/>To the left the chart displays the last three days of activity. <text:s/>To the right of the line are any predictions, watches, or warning issued by the National Oceanographic and Atmospheric Administration for the ensuing three days.</text:p>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6T19:37:12.443000000</meta:creation-date>
    <dc:date>2023-07-06T20:55:04.701000000</dc:date>
    <meta:editing-duration>PT18M28S</meta:editing-duration>
    <meta:editing-cycles>5</meta:editing-cycles>
    <meta:generator>LibreOffice/7.0.4.2$Windows_X86_64 LibreOffice_project/dcf040e67528d9187c66b2379df5ea4407429775</meta:generator>
    <meta:document-statistic meta:table-count="0" meta:image-count="0" meta:object-count="0" meta:page-count="2" meta:paragraph-count="22" meta:word-count="604" meta:character-count="3506" meta:non-whitespace-character-count="2900"/>
  </office:meta>
</office:document-meta>
</file>